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3" style:family="paragraph" style:parent-style-name="Standard" style:list-style-name="L1">
      <style:paragraph-properties fo:margin-top="0in" fo:margin-bottom="0.139in" loext:contextual-spacing="false" fo:line-height="115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4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Times New Roman" fo:font-size="14pt" fo:font-weight="bold" fo:background-color="transparent" style:font-name-asian="Times New Roman" style:font-name-complex="Times New Roman"/>
    </style:style>
    <style:style style:name="P5" style:family="paragraph" style:parent-style-name="Standard" style:list-style-name="L1">
      <style:paragraph-properties fo:margin-left="0.25in" fo:margin-right="0in" fo:margin-top="0in" fo:margin-bottom="0.139in" loext:contextual-spacing="false" fo:line-height="115%" fo:text-align="start" style:justify-single-word="false" fo:text-indent="0in" style:auto-text-indent="false"/>
    </style:style>
    <style:style style:name="P6" style:family="paragraph" style:parent-style-name="Standard" style:list-style-name="L1">
      <style:paragraph-properties fo:margin-left="0.25in" fo:margin-right="0in" fo:margin-top="0in" fo:margin-bottom="0.139in" loext:contextual-spacing="false" fo:line-height="115%" fo:text-align="start" style:justify-single-word="false" fo:text-indent="0in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7" style:family="paragraph" style:parent-style-name="Standard" style:list-style-name="L1">
      <style:paragraph-properties fo:margin-left="0.5in" fo:margin-right="0in" fo:margin-top="0in" fo:margin-bottom="0.139in" loext:contextual-spacing="false" fo:line-height="115%" fo:text-align="start" style:justify-single-word="false" fo:text-indent="0in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1" style:family="text">
      <style:text-properties style:use-window-font-color="true" style:font-name="Times New Roman" fo:font-size="12pt" fo:font-weight="normal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style:font-name="Times New Roman" fo:font-size="15pt" fo:font-weight="bold" fo:background-color="transparent" loext:char-shading-value="0" style:font-name-asian="Times New Roman" style:font-name-complex="Times New Roman"/>
    </style:style>
    <style:style style:name="T3" style:family="text">
      <style:text-properties officeooo:rsid="001d5a0f"/>
    </style:style>
    <text:list-style style:name="L1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rice de adiacenta -&gt; Matrice de incidenta</text:p>
      <text:p text:style-name="P2"/>
      <text:p text:style-name="P4">1. Formularea problemei:</text:p>
      <text:p text:style-name="P2"><text:tab/><text:span text:style-name="T3">Sa se construiasca un alg care sa realizeze conversia formei de reprezentare matricea de adiacenta a unui graf orientat de forma G=(X, U), unde X este mult varfurilor si U este multimea arcelor la forma de reprezentare matricea de incidenta a aceluiasi graf.</text:span></text:p>
      <text:p text:style-name="P4">2. Top-down method:</text:p>
      <text:list xml:id="list5573950889627290762" text:style-name="L1">
        <text:list-item>
          <text:p text:style-name="P3">transformarea matricei de adiacenta in lista de arce</text:p>
        </text:list-item>
        <text:list-item>
          <text:p text:style-name="P5"><text:span text:style-name="T1">iterarea prin matricea de adiacenta si adaugarea in lista a arcelor</text:span></text:p>
        </text:list-item>
        <text:list-item>
          <text:p text:style-name="P6">returnarea listei</text:p>
        </text:list-item>
        <text:list-item>
          <text:p text:style-name="P3">transformarea listei de arce in matricea de incidenta</text:p>
        </text:list-item>
        <text:list-item>
          <text:p text:style-name="P6">crearea unei matrice</text:p>
        </text:list-item>
        <text:list-item>
          <text:p text:style-name="P7">numarul de linii egal cu numarul de noduri</text:p>
        </text:list-item>
        <text:list-item>
          <text:p text:style-name="P7">numarul de coloane egal cu numarul de arce</text:p>
        </text:list-item>
        <text:list-item>
          <text:p text:style-name="P6">setarea fiecarei coloane $i cu pozitia $i in lista de arce</text:p>
        </text:list-item>
        <text:list-item>
          <text:p text:style-name="P7">1 daca este sursa</text:p>
        </text:list-item>
        <text:list-item>
          <text:p text:style-name="P7">-1 daca este destinatie</text:p>
        </text:list-item>
      </text:list>
      <text:p text:style-name="P4">3. Pseudocod</text:p>
      <text:p text:style-name="P2">functie creeaza_lista_de_arce (matricea_de_adiacenta)</text:p>
      <text:p text:style-name="P2">{</text:p>
      <text:p text:style-name="P2"><text:tab/>numar_de_noduri = numarul_liniilor(matricea_de_adiacenta)</text:p>
      <text:p text:style-name="P2"><text:tab/>lista_de_arce = [] //lista vida</text:p>
      <text:p text:style-name="P2"><text:tab/>pentru i &lt;- 0..numar_de_noduri - 1 executa</text:p>
      <text:p text:style-name="P2"><text:tab/><text:tab/>pentru j &lt;- 0..numar_de_noduri - 1 executa</text:p>
      <text:p text:style-name="P2"><text:tab/><text:tab/><text:tab/>daca (matricea_de_adiacenta[i][j] == 1) atunci</text:p>
      <text:p text:style-name="P2"><text:tab/><text:tab/><text:tab/><text:tab/>adauga_lista_de_arce(perechea [i,j]) //arcul (i,j)</text:p>
      <text:p text:style-name="P2"><text:tab/><text:tab/><text:tab/>sf_daca</text:p>
      <text:p text:style-name="P2"><text:tab/><text:tab/>sf_pentru</text:p>
      <text:p text:style-name="P2"><text:soft-page-break/><text:tab/>sf_pentru</text:p>
      <text:p text:style-name="P2"><text:tab/>returneaza lista_de_arce</text:p>
      <text:p text:style-name="P2">}</text:p>
      <text:p text:style-name="P2"/>
      <text:p text:style-name="P2">functie creeaza_matrice_de_incidenta (lista_de_arce, numar_de_noduri)</text:p>
      <text:p text:style-name="P2">{</text:p>
      <text:p text:style-name="P2"><text:tab/>initializeaza matricea de incidenta cu 0 cu numar de coloane = lungimea listei de arce, numar linii = numarul de nodrui</text:p>
      <text:p text:style-name="P2"><text:tab/>pentru i &lt;- 0..lungime(lista_de_arce) - 1</text:p>
      <text:p text:style-name="P2"><text:tab/><text:tab/>matrice_de_incidenta[lista_de_arce[arcul i][sursa]][coloana i] &lt;- 1</text:p>
      <text:p text:style-name="P2"><text:tab/><text:tab/>matrice_de_incidenta[lista_de_arce[arcul i][destinatia]][coloana i] &lt;- (-1)</text:p>
      <text:p text:style-name="P2"><text:tab/>sf_pentru</text:p>
      <text:p text:style-name="P2"><text:tab/>returneaza matrice_de_incidenta</text:p>
      <text:p text:style-name="P2">}</text:p>
      <text:p text:style-name="P2"/>
      <text:p text:style-name="P2">functie conversie_matrice_adiacenta_la_matrice_incidenta (matrice_de_adiacenta)</text:p>
      <text:p text:style-name="P2">{</text:p>
      <text:p text:style-name="P2"><text:tab/>lista_de_arce = creeaza_lista_de_arce(matrice_de_adiacenta)</text:p>
      <text:p text:style-name="P2"><text:tab/>returneaza (creeaza_matrice_de_incidenta(lista_de_arce, numar_de_noduri))</text:p>
      <text:p text:style-name="P2"><text:tab/>//numar_de_noduri = numarul de linii din matricea de adiacenta</text:p>
      <text:p text:style-name="P2">}</text:p>
      <text:p text:style-name="P2"/>
      <text:p text:style-name="P4">4. Codul sursa (Python 3):</text:p>
      <text:p text:style-name="P2">def<text:tab/>create_arc_array(matrix_a):</text:p>
      <text:p text:style-name="P2"><text:tab/>"""</text:p>
      <text:p text:style-name="P2"><text:tab/>Creeaza un vector de arcuri si il returneaza</text:p>
      <text:p text:style-name="P2"><text:tab/>Date de intrare: matrice de adiacenta</text:p>
      <text:p text:style-name="P2"><text:tab/>"""</text:p>
      <text:p text:style-name="P2"><text:soft-page-break/><text:tab/>num_nodes = len(matrix_a)</text:p>
      <text:p text:style-name="P2"><text:tab/>arcs = []</text:p>
      <text:p text:style-name="P2"><text:tab/>for i in range(num_nodes):</text:p>
      <text:p text:style-name="P2"><text:tab/><text:tab/>for j in range(num_nodes):</text:p>
      <text:p text:style-name="P2"><text:tab/><text:tab/><text:tab/>if (matrix_a[i][j] == 1):</text:p>
      <text:p text:style-name="P2"><text:tab/><text:tab/><text:tab/><text:tab/>arcs.append([i,j])</text:p>
      <text:p text:style-name="P2"><text:tab/>return (arcs)</text:p>
      <text:p text:style-name="P2"/>
      <text:p text:style-name="P2">def<text:tab/>create_incidence_matrix(arcs, num_nodes):</text:p>
      <text:p text:style-name="P2"><text:tab/>"""</text:p>
      <text:p text:style-name="P2"><text:tab/>Pe baza vectorului de arce, creeaza matricea de incidenta si o returneaza</text:p>
      <text:p text:style-name="P2"><text:tab/>Date de intrare: vectorul de arce(arcs) si numarul de noduri(num_nodes)</text:p>
      <text:p text:style-name="P2"><text:tab/>"""</text:p>
      <text:p text:style-name="P2"><text:tab/>matrix_i = [[0 for x in range(len(arcs))] for y in range(num_nodes)]</text:p>
      <text:p text:style-name="P2"><text:tab/>for i in range(len(arcs)):</text:p>
      <text:p text:style-name="P2"><text:tab/><text:tab/>matrix_i[arcs[i][0]][i] = 1</text:p>
      <text:p text:style-name="P2"><text:tab/><text:tab/>matrix_i[arcs[i][1]][i] = -1</text:p>
      <text:p text:style-name="P2"><text:tab/>return (matrix_i)</text:p>
      <text:p text:style-name="P2"/>
      <text:p text:style-name="P2">def adiacente_to_incidence(matrix_a):</text:p>
      <text:p text:style-name="P2"><text:tab/>"""</text:p>
      <text:p text:style-name="P2"><text:tab/>Pe baza matricei de adiacenta returneaza matricea de incidenta</text:p>
      <text:p text:style-name="P2"><text:tab/>Date de intrare: matricea de adiacenta</text:p>
      <text:p text:style-name="P2"><text:tab/>"""</text:p>
      <text:p text:style-name="P2"><text:tab/>arcs = create_arc_array(matrix_a)</text:p>
      <text:p text:style-name="P2"><text:tab/>return create_incidence_matrix(arcs, len(matrix_a))</text:p>
      <text:p text:style-name="P2"/>
      <text:p text:style-name="P2"/>
      <text:p text:style-name="P2"><text:soft-page-break/>def<text:tab/>validator():</text:p>
      <text:p text:style-name="P2"><text:tab/>test_matrix = [[0, 0, 1], [1,0,0], [1,0,1]]</text:p>
      <text:p text:style-name="P2"><text:tab/>assert(create_arc_array(test_matrix) == [[0, 2], [1,0], [2,0], [2,2]])</text:p>
      <text:p text:style-name="P2"><text:tab/>test_matrix[0][0] = 1</text:p>
      <text:p text:style-name="P2"><text:tab/>assert(create_arc_array(test_matrix) == [[0,0], [0, 2], [1,0], [2,0], [2,2]])</text:p>
      <text:p text:style-name="P2"><text:tab/>test_matrix[0][0] = 0</text:p>
      <text:p text:style-name="P2"><text:tab/>test_matrix[2][0] = 0</text:p>
      <text:p text:style-name="P2"><text:tab/>assert(create_arc_array(test_matrix) == [[0, 2], [1,0], [2,2]])</text:p>
      <text:p text:style-name="P2"><text:tab/>test_matrix[0][0] = 1</text:p>
      <text:p text:style-name="P2"><text:tab/>test_matrix[2][0] = 1</text:p>
      <text:p text:style-name="P2"><text:tab/>test_arcs = create_arc_array(test_matrix)</text:p>
      <text:p text:style-name="P2"><text:tab/>assert(create_incidence_matrix(test_arcs, len(test_matrix)) == [[-1,1,-1,-1,0], [0,0,1,0,0], [0,-1,0,1,-1]]);</text:p>
      <text:p text:style-name="P2"><text:tab/>test_arcs = [[0,1],[2,3],[3,0],[3,2]];</text:p>
      <text:p text:style-name="P2"><text:tab/>assert(create_incidence_matrix(test_arcs, 4) == [[1,0,-1,0],[-1,0,0,0],[0,1,0,-1],[0,-1,1,1]])</text:p>
      <text:p text:style-name="P2"><text:tab/>test_arcs = [[0,1], [1,2], [2,3], [3,0], [3,2]];</text:p>
      <text:p text:style-name="P2"><text:tab/>assert(create_incidence_matrix(test_arcs, 4) == [[1,0,0,-1,0],[-1,1,0,0,0],[0,-1,1,0,-1],[0,0,-1,1,1]]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4T16:56:17.383437840</dc:date>
    <meta:editing-duration>PT51M24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4" meta:paragraph-count="89" meta:word-count="433" meta:character-count="3579" meta:non-whitespace-character-count="3165"/>
  </office:meta>
</office:document-meta>
</file>